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6pt" officeooo:rsid="00036e58" officeooo:paragraph-rsid="00036e58" style:font-size-asian="16pt" style:font-size-complex="16pt"/>
    </style:style>
    <style:style style:name="P2" style:family="paragraph" style:parent-style-name="Table_20_Contents">
      <style:text-properties fo:color="#ff0000" fo:font-size="16pt" officeooo:rsid="00036e58" officeooo:paragraph-rsid="00036e58" style:font-size-asian="16pt" style:font-size-complex="16pt"/>
    </style:style>
    <style:style style:name="T1" style:family="text">
      <style:text-properties fo:font-variant="normal" fo:text-transform="none" fo:color="#000000" style:font-name="Microsoft YaHei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 style:font-name-asian="Microsoft YaHei" style:font-size-asian="14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&lt;h1&gt;时间 格式化&lt;/h1&gt;</text:p>
            <text:p text:style-name="P1">&lt;jsp:useBean id="now" class="java.util.Date"&gt;&lt;/jsp:useBean&gt;</text:p>
            <text:p text:style-name="P1">&lt;fmt:formatDate value="${now}"/&gt;&lt;br&gt;</text:p>
            <text:p text:style-name="P1"><text:span text:style-name="T1">2018-3-17</text:span> </text:p>
            <text:p text:style-name="P1">&lt;fmt:formatDate <text:s/>value="${now}" type="both" dateStyle="long" timeStyle="long" /&gt;&lt;br/&gt;</text:p>
            <text:p text:style-name="P1"><text:span text:style-name="T1">2018</text:span><text:span text:style-name="T2">年</text:span><text:span text:style-name="T1">3</text:span><text:span text:style-name="T2">月</text:span><text:span text:style-name="T1">17</text:span><text:span text:style-name="T2">日 下午</text:span><text:span text:style-name="T1">05</text:span><text:span text:style-name="T2">时</text:span><text:span text:style-name="T1">08</text:span><text:span text:style-name="T2">分</text:span><text:span text:style-name="T1">09</text:span><text:span text:style-name="T2">秒</text:span> </text:p>
            <text:p text:style-name="P1">&lt;br&gt;</text:p>
            <text:p text:style-name="P2">&lt;fmt:formatDate value="${now}" type="both" pattern="yyyy-MM-dd HH:mm:ss"/&gt;</text:p>
            <text:p text:style-name="P1"><text:span text:style-name="T1">2018-03-17 17:08:09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8S</meta:editing-duration>
    <meta:editing-cycles>4</meta:editing-cycles>
    <meta:generator>LibreOffice/5.3.0.3$Windows_X86_64 LibreOffice_project/7074905676c47b82bbcfbea1aeefc84afe1c50e1</meta:generator>
    <dc:date>2018-03-26T13:24:58.566000000</dc:date>
    <meta:document-statistic meta:table-count="1" meta:image-count="0" meta:object-count="0" meta:page-count="1" meta:paragraph-count="9" meta:word-count="41" meta:character-count="326" meta:non-whitespace-character-count="307"/>
    <meta:user-defined meta:name="Info 1"/>
    <meta:user-defined meta:name="Info 2"/>
    <meta:user-defined meta:name="Info 3"/>
    <meta:user-defined meta:name="Info 4"/>
  </office:meta>
</office:document-meta>
</file>